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262142"/>
    </style:style>
    <style:style style:name="P4" style:family="paragraph" style:parent-style-name="Text_20_body">
      <style:text-properties officeooo:rsid="001dc39b" officeooo:paragraph-rsid="001dc39b"/>
    </style:style>
    <style:style style:name="P5" style:family="paragraph" style:parent-style-name="Text_20_body">
      <style:text-properties officeooo:rsid="000f3e82" officeooo:paragraph-rsid="001e507d"/>
    </style:style>
    <style:style style:name="P6" style:family="paragraph" style:parent-style-name="Text_20_body">
      <style:text-properties officeooo:paragraph-rsid="001e507d"/>
    </style:style>
    <style:style style:name="P7" style:family="paragraph" style:parent-style-name="Text_20_body">
      <style:text-properties officeooo:rsid="00262142" officeooo:paragraph-rsid="001e507d"/>
    </style:style>
    <style:style style:name="P8" style:family="paragraph" style:parent-style-name="Table_20_Contents">
      <style:text-properties officeooo:paragraph-rsid="001e507d"/>
    </style:style>
    <style:style style:name="T1" style:family="text">
      <style:text-properties officeooo:rsid="001e507d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officeooo:rsid="00262142" style:font-size-asian="12pt" style:font-size-complex="12pt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 officeooo:rsid="0027d4bb" style:font-size-asian="12pt" style:font-size-complex="12pt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 officeooo:rsid="001e507d" style:font-size-asian="12pt" style:font-size-complex="12pt"/>
    </style:style>
    <style:style style:name="T5" style:family="text">
      <style:text-properties officeooo:rsid="001dc39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e507d"/>
    </style:style>
    <style:style style:name="T8" style:family="text">
      <style:text-properties officeooo:rsid="00262142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262142"/>
    </style:style>
    <style:style style:name="T11" style:family="text">
      <style:text-properties officeooo:rsid="000f3e82"/>
    </style:style>
    <style:style style:name="T12" style:family="text">
      <style:text-properties officeooo:rsid="001608cd"/>
    </style:style>
    <style:style style:name="T13" style:family="text">
      <style:text-properties officeooo:rsid="001430dd"/>
    </style:style>
    <style:style style:name="T14" style:family="text">
      <style:text-properties officeooo:rsid="00124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8"><text:span text:style-name="T1">Nome Scenario</text:span></text:p>
          </table:table-cell>
          <table:table-cell table:style-name="Tabella1.B1" office:value-type="string">
            <text:p text:style-name="P8"><text:span text:style-name="T1">Visualizza iscritti che usufruiscono del servizio mensa</text:span></text:p>
          </table:table-cell>
        </table:table-row>
        <table:table-row>
          <table:table-cell table:style-name="Tabella1.A2" office:value-type="string">
            <text:p text:style-name="P8"><text:span text:style-name="T1">Istanza degli attori partecipanti</text:span></text:p>
          </table:table-cell>
          <table:table-cell table:style-name="Tabella1.B2" office:value-type="string">
            <text:p text:style-name="P8"><text:span text:style-name="T1">Mario: Amministratore</text:span></text:p>
          </table:table-cell>
        </table:table-row>
        <table:table-row>
          <table:table-cell table:style-name="Tabella1.A2" office:value-type="string">
            <text:p text:style-name="P8"><text:span text:style-name="T1">Flusso degli eventi</text:span></text:p>
          </table:table-cell>
          <table:table-cell table:style-name="Tabella1.B2" office:value-type="string">
            <text:p text:style-name="P6"><text:span text:style-name="T1">1. Mario è l'amministratore dell'asilo Mazzetti e ha bisogno di sapere quanti iscritti usufruiscono del servizio mensa in modo da poter comunicare la quantità di viveri da preparare alla mensa</text:span></text:p>
            <text:p text:style-name="P6"><text:span text:style-name="T1">2. Mario accende il pc.</text:span></text:p>
            <text:p text:style-name="P1">3.Si connette alla rete.</text:p>
            <text:p text:style-name="P1">4.Accede al sito <text:span text:style-name="T6">dell'asilo Mazzetti, </text:span><text:span text:style-name="T7">@silo</text:span><text:span text:style-name="T6">.</text:span></text:p>
            <text:p text:style-name="P2">5.<text:span text:style-name="T1">Effettua il login inserendo nick e password, rispettivamente Mario72 e 5972</text:span></text:p>
            <text:p text:style-name="P2"><text:span text:style-name="T5">6.Il sistema riconosce Mar</text:span><text:span text:style-name="T1">io come amministratore e gli permette di accedere all'area riservata alla sua categoria</text:span></text:p>
            <text:p text:style-name="P1">6.<text:span text:style-name="T5">Mar</text:span><text:span text:style-name="T1">i</text:span><text:span text:style-name="T5">o seleziona </text:span><text:span text:style-name="T1">accede all'area che gli consente di ricercare gli iscritti attraverso dei parametri e clicca su “servizio mensa”</text:span></text:p>
            <text:p text:style-name="P3">7<text:span text:style-name="T8">. </text:span>Mar<text:span text:style-name="T1">i</text:span>o visualizza l'ele<text:span text:style-name="T9">nco </text:span><text:span text:style-name="T4">di tutti gli iscritti che usufruiscono del servizio mensa e lo comunica alla mensa</text:span></text:p>
            <text:p text:style-name="P7"><text:span text:style-name="T4">8. Mario effettua il logou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0:41:13.04</meta:creation-date>
    <dc:date>2012-10-17T00:51:24.46</dc:date>
    <meta:editing-duration>P0D</meta:editing-duration>
    <meta:editing-cycles>1</meta:editing-cycles>
    <meta:document-statistic meta:table-count="1" meta:image-count="0" meta:object-count="0" meta:page-count="1" meta:paragraph-count="14" meta:word-count="132" meta:character-count="882" meta:non-whitespace-character-count="764"/>
    <meta:generator>LibreOffice/3.6$Windows_x86 LibreOffice_project/da8c1e6-fd468f4-454e206-f42a4a9-143cfd</meta:generator>
  </office:meta>
</office:document-meta>
</file>